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e120" officeooo:paragraph-rsid="000ce120"/>
    </style:style>
    <style:style style:name="P2" style:family="paragraph" style:parent-style-name="Standard">
      <style:text-properties officeooo:rsid="000e55fb" officeooo:paragraph-rsid="000e55fb"/>
    </style:style>
    <style:style style:name="P3" style:family="paragraph" style:parent-style-name="Standard" style:list-style-name="L2">
      <style:text-properties officeooo:paragraph-rsid="000e55fb"/>
    </style:style>
    <style:style style:name="P4" style:family="paragraph" style:parent-style-name="Standard" style:list-style-name="L3">
      <style:text-properties officeooo:paragraph-rsid="000e55fb"/>
    </style:style>
    <style:style style:name="T1" style:family="text">
      <style:text-properties officeooo:rsid="000e55fb"/>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from <text:a xlink:type="simple" xlink:href="https://tyndp-data.netlify.app/maps-data/" text:style-name="Internet_20_link" text:visited-style-name="Visited_20_Internet_20_Link">https://tyndp-data.netlify.app/maps-data/</text:a> retrieved 5.10.23</text:p>
      <text:p text:style-name="P1"/>
      <text:p text:style-name="P2">GA: Global Ambition</text:p>
      <text:p text:style-name="P2">NT: National Trend</text:p>
      <text:p text:style-name="P2"/>
      <text:p text:style-name="P2">The Global Ambitions scenario of the TYNDP is a more ambitious scenario than the National Trends scenario. It is aligned with the goals of the Paris Agreement to limit global warming to 1.5°C. The National Trends scenario, on the other hand, is based on the current national policies and strategies of the TYNDP region.</text:p>
      <text:p text:style-name="P2"/>
      <text:p text:style-name="P2">The key differences between the two scenarios are:</text:p>
      <text:p text:style-name="P2"/>
      <text:list text:style-name="L2">
        <text:list-item>
          <text:p text:style-name="P3"><text:span text:style-name="T1">Renewable energy: The Global Ambitions scenario foresees a much higher deployment of renewable energy than the National Trends scenario. In the Global Ambitions scenario, renewable energy accounts for 80% of electricity generation in 2050, compared to 60% in the National Trends scenario.</text:span></text:p>
        </text:list-item>
        <text:list-item>
          <text:p text:style-name="P3"><text:span text:style-name="T1">Energy efficiency: The Global Ambitions scenario also foresees a higher level of energy efficiency than the National Trends scenario. This would be achieved through a range of measures, such as building insulation, energy-efficient appliances, and smart energy management systems.</text:span></text:p>
        </text:list-item>
        <text:list-item>
          <text:p text:style-name="P3"><text:span text:style-name="T1">Fossil fuels: The Global Ambitions scenario phases out fossil fuels much more quickly than the National Trends scenario. In the Global Ambitions scenario, coal is almost completely phased out by 2050, and oil and gas use is significantly reduced.</text:span></text:p>
        </text:list-item>
        <text:list-item>
          <text:p text:style-name="P3"><text:span text:style-name="T1">Interconnections: The Global Ambitions scenario also foresees a higher level of interconnection between the electricity grids of different countries. This would help to balance the supply and demand of electricity, and to integrate more renewable energy into the grid.</text:span></text:p>
        </text:list-item>
      </text:list>
      <text:p text:style-name="P2"/>
      <text:p text:style-name="P2">Overall, the Global Ambitions scenario is a more ambitious and sustainable scenario than the National Trends scenario. It is aligned with the goals of the Paris Agreement, and it would require a significant transformation of the energy system in the TYNDP region.</text:p>
      <text:p text:style-name="P2"/>
      <text:p text:style-name="P2"/>
      <text:p text:style-name="P2">The Distributed Energy scenario of the TYNDP is a scenario in which the energy system is more decentralized, with a greater emphasis on distributed energy resources (DERs) such as rooftop solar panels, energy storage systems, and electric vehicles.</text:p>
      <text:p text:style-name="P2"/>
      <text:p text:style-name="P2">The key differences between the Distributed Energy scenario and the Global Ambitions scenario are:</text:p>
      <text:p text:style-name="P2"/>
      <text:list text:style-name="L3">
        <text:list-item>
          <text:p text:style-name="P4"><text:span text:style-name="T1">Role of DERs: The Distributed Energy scenario foresees a much larger role for DERs in the energy system. In the Distributed Energy scenario, DERs account for 40% of electricity generation in 2050, compared to 20% in the Global Ambitions scenario.</text:span></text:p>
        </text:list-item>
        <text:list-item>
          <text:p text:style-name="P4"><text:span text:style-name="T1">Grid infrastructure: The Distributed Energy scenario also foresees a different type of grid infrastructure than the Global Ambitions scenario. In the Distributed Energy scenario, the grid is more decentralized and bidirectional, with more energy flowing from consumers to the grid.</text:span></text:p>
        </text:list-item>
        <text:list-item>
          <text:p text:style-name="P4"><text:span text:style-name="T1">Consumer engagement: The Distributed Energy scenario also foresees a higher level of consumer engagement in the energy system. Consumers in the Distributed Energy scenario are more likely to generate their own electricity, store energy, and participate in demand response programs.</text:span></text:p>
        </text:list-item>
      </text:list>
      <text:p text:style-name="P2"><text:soft-page-break/>Overall, the Distributed Energy scenario is a more decentralized and consumer-centric scenario than the Global Ambitions scenario. It is based on the assumption that DERs will play a major role in the future energy system.</text:p>
      <text:p text:style-name="P2"/>
      <text:p text:style-name="P2">It is important to note that the Distributed Energy and Global Ambitions scenarios are not mutually exclusive. It is possible to have a scenario that combines elements of both scenarios. For example, a scenario could be developed that foresees a high deployment of renewable energy and DERs, as well as a more decentralized grid infrastructure.</text:p>
      <text:p text:style-name="P2"/>
      <text:p text:style-name="P2">The best scenario for the TYNDP region will depend on a number of factors, such as the availability of resources, the cost of different technologies, and the preferences of consumer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9:11:04.220508117</meta:creation-date>
    <dc:date>2023-10-05T09:16:51.527279973</dc:date>
    <meta:editing-duration>PT5M2S</meta:editing-duration>
    <meta:editing-cycles>3</meta:editing-cycles>
    <meta:generator>LibreOffice/7.5.6.2$Linux_X86_64 LibreOffice_project/50$Build-2</meta:generator>
    <meta:document-statistic meta:table-count="0" meta:image-count="0" meta:object-count="0" meta:page-count="2" meta:paragraph-count="18" meta:word-count="573" meta:character-count="3730" meta:non-whitespace-character-count="3182"/>
  </office:meta>
</office:document-meta>
</file>